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margin-top="0cm" fo:margin-bottom="0.199cm"/>
      <style:text-properties style:font-name="Arial" fo:font-size="10pt" style:font-size-asian="10pt" style:font-size-complex="10pt"/>
    </style:style>
    <style:style style:name="P3" style:family="paragraph" style:parent-style-name="Standard" style:list-style-name="L1">
      <style:paragraph-properties fo:margin-top="0cm" fo:margin-bottom="0.199cm"/>
      <style:text-properties style:font-name="Arial" fo:font-size="10pt" style:font-size-asian="10pt" style:font-size-complex="10pt"/>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his is not really my area of expertise here. I use Eclipse with <text:a xlink:type="simple" xlink:href="http://www.eclipse.org/egit/">Egit</text:a> pretty much exclusively even though performance on the pi is not very good. I don't even profess any degree of competency with those two platforms.</text:p>
      <text:p text:style-name="P1"/>
      <text:p text:style-name="P1">I've included the make files generated by Eclipse for both the Debug and Release configurations so while in those directories $<text:span text:style-name="T1">make makefile</text:span> should work.</text:p>
      <text:p text:style-name="P1"/>
      <text:p text:style-name="P1">If you want to create your own makefile either in Eclipse or some other way there are two things you need to do.</text:p>
      <text:p text:style-name="P2"/>
      <text:list xml:id="list6727694826946715181" text:style-name="L1">
        <text:list-item>
          <text:p text:style-name="P3">All configs need the miscellaneous C++ switch <text:span text:style-name="T1">-std=c++0x</text:span> in order to use the randomisation functions.</text:p>
        </text:list-item>
        <text:list-item>
          <text:p text:style-name="P3">The Debug configuration compiles in some format debugging writes to stdout to show up format errors in any of the input files. If you want to compile the library with these active include the preprocessor flag <text:span text:style-name="T1">-D _DEBUG_</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Oppen</meta:initial-creator>
    <meta:creation-date>2013-12-01T20:44:44.69</meta:creation-date>
    <dc:date>2013-12-01T20:51:00.43</dc:date>
    <dc:creator>Nicholas Oppen</dc:creator>
    <meta:editing-duration>PT6M19S</meta:editing-duration>
    <meta:editing-cycles>2</meta:editing-cycles>
    <meta:generator>OpenOffice.org/3.4.1$Win32 OpenOffice.org_project/341m1$Build-9593</meta:generator>
    <meta:document-statistic meta:table-count="0" meta:image-count="0" meta:object-count="0" meta:page-count="1" meta:paragraph-count="5" meta:word-count="141" meta:character-count="807"/>
  </office:meta>
</office:document-meta>
</file>